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Yes, send me emails. I’d like to stay informed about the Common Voice Project.</text:p>
      <text:p text:style-name="Text_20_body">We at Mozilla are building a community around voice technology. We would like to stay in touch with updates, new data sources and to hear more about how you're using this data.</text:p>
      <text:p text:style-name="Standard">Vulissi ricìviri posta elittrònica comu prumimoria di l'ubbittivi, attualizzazziuna supra i me prugressi e nutizzi supra Common Voice.</text:p>
      <text:p text:style-name="Standard">Ricivi posta elittrònica comu prumimoria di l'ubbittivi, attualizzazziuna supra i prugressi e nutizzi supra Common Voice.</text:p>
      <text:p text:style-name="Standard">By opting in to receive emails you state that you are okay with Mozilla handling this info as explained in Mozilla’s &lt;privacyLink&gt;Privacy Policy&lt;privacyLink&gt;. </text:p>
      <text:p text:style-name="Text_20_body">By opting in to receive emails you state that you are okay with Mozilla handling this info as explained in Mozilla’s &lt;privacyLink&gt;Privacy Policy&lt;privacyLink&gt;.</text:p>
      <text:p text:style-name="Standard">Voice is natural, voice is human. That’s why we’re fascinated with creating usable voice technology for our machines. But to create voice systems, an extremely large amount of voice data is required. </text:p>
      <text:p text:style-name="Text_20_body">Most of the data used by large companies isn’t available to the majority of people. We think that stifles innovation. So we’ve launched Project Common Voice, a project to help make voice recognition open to everyone.</text:p>
      <text:p text:style-name="Text_20_body">Now you can donate your voice to help us build an open-source voice database that anyone can use to make innovative apps for devices and the web. Read a sentence to help machines learn how real people speak. Check the work of other contributors to improve the quality. It’s that simple!</text:p>
      <text:p text:style-name="Text_20_body">Voice is natural, voice is human. That’s why we’re excited about creating usable voice technology for our machines. But to create voice systems, developers need an extremely large amount of voice data.</text:p>
      <text:p text:style-name="Text_20_body">Most of the data used by large companies isn’t available to the majority of people. We think that¶ stifles innovation. So we’ve launched Common Voice, a project to help make voice recognition open¶ and accessible to everyone.</text:p>
      <text:p text:style-name="Text_20_body">Looks like there aren't any clips to listen to in this language. Help us fill the queue by recording some now.</text:p>
      <text:p text:style-name="Text_20_body">Recording voice clips is an integral part of building our open dataset; some would say it's the fun part too.</text:p>
      <text:p text:style-name="Text_20_body">Speech is often the most natural way we communicate with each other and voice technologies are bringing that convenience to our computers and mobile devices. We want to empower developers to build amazing voice recognition applications like real-time translators and voice-enabled digital assistants. But right now most of the voice data required to build these kinds of apps is expensive and proprietary. We hope the Common Voice dataset will give developers what they need to innovate and make speech technology available in their own language.</text:p>
      <text:p text:style-name="Text_20_body">To make voice recognition even more universal, we're collecting voice samples in widely spoken languages as well as those with a smaller population of speakers often underserved by commercial speech recognition services. Publishing a diverse dataset of voices will empower developers, entrepreneurs, and entire speech communities to address this gap themselves.</text:p>
      <text:p text:style-name="Text_20_body">The multi-language version of the Common Voice dataset is currently undergoing community supported bundling and cleaning. If you would like to help us bring Common Voice to new languages, go check out the &lt;sentenceCollectorLink&gt;Sentence Collection Tool&lt;/sentenceCollectorLink&gt; for adding new sentences to the dataset, and Mozilla &lt;pontoonLink&gt;Pontoon&lt;/pontoonLink&gt; for translating the website itself. New languages are added to Common Voice for voice contribution when 5000 approved sentences have been collected.</text:p>
      <text:p text:style-name="Text_20_body">Why is Common Voice part of the Mozilla mission?</text:p>
      <text:p text:style-name="Text_20_body">Mozilla is dedicated to keeping the web open and accessible for everyone. To do that we need to <text:soft-page-break/>empower web creators through projects like Common Voice. As voice technologies proliferate beyond niche applications, we believe they must serve all users equally. That means investing in more languages and accommodating diverse accents and demographics when building and testing voice technologies. Common Voice is a public resource available to everyone and Mozilla teams and developers around the world are already using it on our own projects as well.</text:p>
      <text:p text:style-name="Text_20_body">What’s the difference between Common Voice and Deep Speech?</text:p>
      <text:p text:style-name="Text_20_body">The Common Voice dataset complements Mozilla’s open source voice recognition engine Deep Speech. The first version of Deep Speech was released in November 2017 and has continued to evolve ever since. Together with the Common Voice dataset, we believe this open source voice recognition technology should be available to everybody. It’s our hope these technologies will enable developers to build a wave of innovative products and services.</text:p>
      <text:p text:style-name="Text_20_body">Is the goal of Common Voice to build a voice assistant?</text:p>
      <text:p text:style-name="Text_20_body">The goal of the Common Voice dataset is to enable anyone in the world to build speech recognition, speaker recognition, or any other type of application that requires voice data. A voice assistant is just one of many types of applications you could use the dataset to build.</text:p>
      <text:p text:style-name="Text_20_body">I am a non-native speaker and I speak with an accent, do you still want my voice?</text:p>
      <text:p text:style-name="Text_20_body">Yes, we especially want your voice! Part of the aim of Common Voice is to gather as many different accents as possible so that voice recognition services work equally well for everyone. This means donations from non-native speakers are particularly important.</text:p>
      <text:p text:style-name="Text_20_body">Why do you need so many different speakers per language?</text:p>
      <text:p text:style-name="Text_20_body">Most speech databases are trained with an overrepresentation of certain demographics which results in a bias towards &lt;articleLink&gt;male and middle class&lt;/articleLink&gt;. Accents and dialects that tend to be under-represented in training data sets are typically associated with groups of people who are already marginalised. Many machines also struggle to understand female voices.¶ This is why in our voice database we want variety!</text:p>
      <text:p text:style-name="Text_20_body">Why is my language not included yet?</text:p>
      <text:p text:style-name="Standard">Mozilla doesn’t pick or favor any one language over another. Instead, Common Voice is a purely community-driven initiative, but it takes &lt;multilangLink&gt;several steps to add a new language&lt;/multilangLink&gt; and begin collecting voice donations. First, the Common Voice website needs to be translated so community members can access the contributor experience in their own language. Next, we need a large collection of copyright-free sentences for people to read outloud. Once both of those requirements are satisfied a language is “launched” on Common Voice for people to start recording their voice and validating others donations. If you want to help launch a new language, head over to our &lt;sentenceCollectorLink&gt;sentence collection tool&lt;/sentenceCollectorLink&gt; to get started. </text:p>
      <text:p text:style-name="Standard">What level of audio quality is required for a voice clip to be used in the dataset? </text:p>
      <text:p text:style-name="Standard"/>
      <text:p text:style-name="Standard">We want the Common Voice dataset to reflect the audio quality a speech-to-text engine will hear in the wild, so we’re looking for variety. In addition to a diverse community of speakers, a dataset with varying audio quality will teach the speech-to-text engine to handle various real-world situations, from background talking to car noise. As long as your voice clip is intelligible, it should be good enough for the dataset. </text:p>
      <text:p text:style-name="Standard">Why is 10,000 validated hours the per language goal for capturing audio? </text:p>
      <text:p text:style-name="Standard"/>
      <text:p text:style-name="Standard">This is approximately the number of hours required to train a production speech-to-text system.</text:p>
      <text:p text:style-name="Text_20_body">How does Common Voice calculate hours?</text:p>
      <text:p text:style-name="Text_20_body">We calculate hours by estimating the average length of each recording, and then multiplying that number by the total number of recordings across all languages.</text:p>
      <text:p text:style-name="Standard"><text:soft-page-break/>Where does the source text come from? </text:p>
      <text:p text:style-name="Text_20_body">Our source text is made up of original contributor donations as well as dialogue from public domain movie scripts like &lt;italic&gt;It’s a Wonderful Life&lt;/italic&gt;.¶ ¶ You can view our source sentences in this &lt;githubLink&gt;GitHub folder&lt;/githubLink&gt;.</text:p>
      <text:p text:style-name="Text_20_body">Where does the source text come from?</text:p>
      <text:p text:style-name="Standard">Our source text is made up of original contributor donations as well as dialogue from public domain movie scripts like &lt;italic&gt;It’s a Wonderful Life&lt;/italic&gt;.¶ ¶ You can view our source sentences in this &lt;githubLink&gt;GitHub folder&lt;/githubLink&gt;. </text:p>
      <text:p text:style-name="Text_20_body">Why don’t you ask people to read from books or Wikipedia articles in different languages?</text:p>
      <text:p text:style-name="Standard">To make the Common Voice dataset as useful as possible we have decided to only allow source text that is available under a Creative Commons (CC0) license. Using the CC0 standard means its more difficult to find and collect source text, but allows anyone to use the resulting voice data without usage restrictions or authorization from Mozilla. Ultimately, we want to make the multi-language dataset as useful as possible to everyone, including researchers, universities, startups, governments, social purpose organizations, and hobbyists. </text:p>
      <text:p text:style-name="Text_20_body">How do you ensure anonymity and privacy of the people who donated their voices?</text:p>
      <text:p text:style-name="Standard">All voice clips in the dataset are scrubbed of personally identifying information. When a contributor provides demographic data via their profile, that information is de-identified from their voice clips before being bundled for download in the dataset and is never made public on their profile page. </text:p>
      <text:p text:style-name="Standard">What does it mean that I can’t “determine the identity” of speakers in the Common Voice dataset? </text:p>
      <text:p text:style-name="Text_20_body">The Common Voice dataset is an open and publicly available resource that can be used to train a wide variety of speech-enabled applications. To protect the security of our contributors, we ask everyone who downloads the Common Voice dataset to respect contributors’ privacy.¶ ¶ All voice clips in the dataset are scrubbed of personally identifying information. When you download the dataset, you agree to not attempt to determine the identity of any contributor. That means you cannot try to link information in the dataset to a contributor’s personal information. You may, however, use the dataset to train speech recognition, speaker recognition, or other applications, by, for instance, linking information in the dataset to other information already in the dataset.</text:p>
      <text:p text:style-name="Text_20_body">Common Voice is part of Mozilla's initiative to help teach machines how real people speak. In addition to the Common Voice dataset, we’re also building an open source speech recognition engine called Deep Speech.</text:p>
      <text:p text:style-name="Text_20_body">Both of these projects are part of our efforts to bridge the digital speech divide. Voice recognition technologies bring a human dimension to our devices, but developers need an enormous amount of voice data to build them. Currently, most of that data is expensive and proprietary.¶ We want to make voice data freely and publicly available, and make sure the data represents the diversity of real people. Together we can make voice recognition better for everyone.</text:p>
      <text:p text:style-name="Standard">Stamu arricugghiennu nu nzemi lìbbiru di vuci. Dùnani a to vuci, cuntrolla l'accuratizza dî riggistrazziuna vucali di l'autri, ammigghiura i dati pi tutti.</text:p>
      <text:p text:style-name="Text_20_body">Contributors record voice clips by reading from a bank of donated sentences.</text:p>
      <text:p text:style-name="Text_20_body">Voice clips are entered into a submission queue that readies them for listening.</text:p>
      <text:p text:style-name="Text_20_body">Users validate the accuracy of donated clips, checking that the speaker read the sentence correctly.</text:p>
      <text:p text:style-name="Text_20_body">When a user rejects a voice clip it returns to the Queue. If rejected a second time, the voice clip is moved to the Clip Graveyard.</text:p>
      <text:p text:style-name="Standard"/>
      <text:p text:style-name="Text_20_body">Common Voice Dataset</text:p>
      <text:p text:style-name="Text_20_body">The Common Voice Dataset contains hundreds of thousands of voice samples that help developers build voice recognition tools.</text:p>
      <text:p text:style-name="Text_20_body"><text:soft-page-break/>The Clip Graveyard consists of voice clips that didn't make it into the Common Voice dataset. Just like the dataset, the Clip Graveyard is available for download.</text:p>
      <text:p text:style-name="Text_20_body">Common Voice is a collaborative project, and we're depending on our community of partners and contributors to build the largest open-source dataset of voices ever.</text:p>
      <text:p text:style-name="Text_20_body">We would like to thank the following people and organizations for their help with the project:</text:p>
      <text:p text:style-name="Text_20_body">Want to help make Common Voice even better?¶ Great! Get in touch via email or &lt;discourseLink&gt;Discourse&lt;/discourseLink&gt;¶ forums, submit site issues via &lt;githubLink&gt;GitHub&lt;/githubLink&gt;, or join the¶ &lt;matrixLink&gt;Matrix&lt;/matrixLink&gt; community chat.</text:p>
      <text:p text:style-name="Standard">Mycroft is the world’s first open source assistant.</text:p>
      <text:p text:style-name="Standard">Mycroft runs anywhere - on a desktop computer, inside an automobile, or on a Raspberry Pi.</text:p>
      <text:p text:style-name="Standard"/>
      <text:p text:style-name="Standard">This is open source software which can be freely remixed, extended, and improved. Mycroft may be used in anything from a science project to an enterprise software application. </text:p>
      <text:p text:style-name="Standard">This is our process for translating and adapting our content for many locales (languages). </text:p>
      <text:p text:style-name="Text_20_body">We’re building an open source, multi-language dataset of voices that anyone can use to train speech-enabled applications.</text:p>
      <text:p text:style-name="Text_20_body">We believe that large, publicly available voice datasets will foster innovation and healthy commercial competition in machine-learning based speech technology.¶ ¶ Common Voice’s multi-language dataset is already the largest publicly available voice dataset of its kind, but it’s not the only one.¶ ¶ Look to this page as a reference hub for other open source voice datasets and, as Common Voice continues to grow, a home for our release updates.</text:p>
      <text:p text:style-name="Text_20_body">Each entry in the dataset consists of a unique MP3 and corresponding text file. Many of the &lt;b&gt;{ $total }&lt;/b&gt; recorded hours in the dataset also include demographic metadata like age, sex, and accent that can help train the accuracy of speech recognition engines.¶ ¶ The dataset currently consists of &lt;b&gt;{ $valid }&lt;/b&gt; validated hours in &lt;b&gt;{ $languages }&lt;/b&gt; languages, but we’re always adding more voices and languages. Take a look at our &lt;languagesLink&gt;Languages page&lt;/languagesLink&gt; to request a language or start contributing.</text:p>
      <text:p text:style-name="Text_20_body">Want updates when we release a new version of the Common Voice dataset? Subscribe to our newsletter.</text:p>
      <text:p text:style-name="Standard">The Common Voice dataset complements Mozilla’s open source voice recognition engine Deep Speech, which you can use to build speech recognition applications. Read our &lt;githubLink&gt;Github overview&lt;/githubLink&gt; or join the &lt;discourseLink&gt;DeepSpeech Discourse&lt;/discourseLink&gt; to learn how to get started.</text:p>
      <text:p text:style-name="Standard">Have questions about Common Voice? Ideas for improvements or feedback about a specific language? Join us on our &lt;discourseLink&gt;Discourse forum&lt;/discourseLink&gt; and let us know.</text:p>
      <text:p text:style-name="Text_20_body">VoxForge was set up to collect transcribed speech for use with Free and Open Source Speech Recognition Engines.</text:p>
      <text:p text:style-name="Text_20_body">Tatoeba is a large database of sentences, translations, and spoken audio for use in language learning. This download contains spoken English recorded by their community.</text:p>
      <text:p text:style-name="Text_20_body">Do you have ideas on how we can make the Common Voice dataset better? Let us know on Discourse</text:p>
      <text:p text:style-name="Text_20_body">Help us build a community around voice technology, stay in touch via email.</text:p>
      <text:p text:style-name="Text_20_body">We will be in touch with more information about how to add your language to Common Voice very soon.</text:p>
      <text:p text:style-name="Text_20_body">These languages are currently under community development. The progress bars indicate how far each language is in the process of &lt;localizationGlossaryLink&gt;website <text:soft-page-break/>localization&lt;/localizationGlossaryLink&gt; and &lt;sentenceCollectionGlossaryLink&gt;sentence collection&lt;/sentenceCollectionGlossaryLink&gt;.</text:p>
      <text:p text:style-name="Text_20_body">For these launched languages the website has been successfully &lt;localizationGlossaryLink&gt;localized&lt;/localizationGlossaryLink&gt;, and has enough &lt;sentenceCollectionGlossaryLink&gt;sentences collected&lt;/sentenceCollectionGlossaryLink&gt; to allow for ongoing &lt;speakLink&gt;Speak&lt;/speakLink&gt; and &lt;listenLink&gt;Listen&lt;/listenLink&gt; contributions.</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4M20S</meta:editing-duration>
    <meta:editing-cycles>3</meta:editing-cycles>
    <meta:generator>OpenOffice/4.1.6$Win32 OpenOffice.org_project/416m1$Build-9790</meta:generator>
    <dc:date>2020-06-25T15:30:52.38</dc:date>
    <meta:document-statistic meta:table-count="0" meta:image-count="0" meta:object-count="0" meta:page-count="5" meta:paragraph-count="74" meta:word-count="2329" meta:character-count="15240"/>
    <dc:creator>Carmelo Serraino</dc:creator>
    <meta:user-defined meta:name="Info 1"/>
    <meta:user-defined meta:name="Info 2"/>
    <meta:user-defined meta:name="Info 3"/>
    <meta:user-defined meta:name="Info 4"/>
  </office:meta>
</office:document-meta>
</file>